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25.003cm" fo:margin-left="-0.889cm" table:align="left"/>
    </style:style>
    <style:style style:name="Tabla1.A" style:family="table-column">
      <style:table-column-properties style:column-width="2.805cm"/>
    </style:style>
    <style:style style:name="Tabla1.B" style:family="table-column">
      <style:table-column-properties style:column-width="10.398cm"/>
    </style:style>
    <style:style style:name="Tabla1.C" style:family="table-column">
      <style:table-column-properties style:column-width="5.001cm"/>
    </style:style>
    <style:style style:name="Tabla1.D" style:family="table-column">
      <style:table-column-properties style:column-width="6.8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3" style:family="table-row">
      <style:table-row-properties style:min-row-height="0.75cm"/>
    </style:style>
    <style:style style:name="Tabla1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1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" style:family="table">
      <style:table-properties style:width="25.003cm" fo:margin-left="-0.889cm" table:align="left"/>
    </style:style>
    <style:style style:name="Tabla2.A" style:family="table-column">
      <style:table-column-properties style:column-width="2.805cm"/>
    </style:style>
    <style:style style:name="Tabla2.B" style:family="table-column">
      <style:table-column-properties style:column-width="10.398cm"/>
    </style:style>
    <style:style style:name="Tabla2.C" style:family="table-column">
      <style:table-column-properties style:column-width="5.001cm"/>
    </style:style>
    <style:style style:name="Tabla2.D" style:family="table-column">
      <style:table-column-properties style:column-width="6.8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2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25.003cm" fo:margin-left="-0.889cm" table:align="left"/>
    </style:style>
    <style:style style:name="Tabla3.A" style:family="table-column">
      <style:table-column-properties style:column-width="2.805cm"/>
    </style:style>
    <style:style style:name="Tabla3.B" style:family="table-column">
      <style:table-column-properties style:column-width="10.398cm"/>
    </style:style>
    <style:style style:name="Tabla3.C" style:family="table-column">
      <style:table-column-properties style:column-width="5.001cm"/>
    </style:style>
    <style:style style:name="Tabla3.D" style:family="table-column">
      <style:table-column-properties style:column-width="6.8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3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4" style:family="table">
      <style:table-properties style:width="25.003cm" fo:margin-left="-0.889cm" table:align="left"/>
    </style:style>
    <style:style style:name="Tabla4.A" style:family="table-column">
      <style:table-column-properties style:column-width="2.805cm"/>
    </style:style>
    <style:style style:name="Tabla4.B" style:family="table-column">
      <style:table-column-properties style:column-width="10.398cm"/>
    </style:style>
    <style:style style:name="Tabla4.C" style:family="table-column">
      <style:table-column-properties style:column-width="5.001cm"/>
    </style:style>
    <style:style style:name="Tabla4.D" style:family="table-column">
      <style:table-column-properties style:column-width="6.8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4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6" style:family="table">
      <style:table-properties style:width="25.003cm" fo:margin-left="-0.889cm" table:align="left"/>
    </style:style>
    <style:style style:name="Tabla6.A" style:family="table-column">
      <style:table-column-properties style:column-width="2.805cm"/>
    </style:style>
    <style:style style:name="Tabla6.B" style:family="table-column">
      <style:table-column-properties style:column-width="10.398cm"/>
    </style:style>
    <style:style style:name="Tabla6.C" style:family="table-column">
      <style:table-column-properties style:column-width="5.001cm"/>
    </style:style>
    <style:style style:name="Tabla6.D" style:family="table-column">
      <style:table-column-properties style:column-width="6.8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D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none" fo:border-top="none" fo:border-bottom="0.05pt solid #000000"/>
    </style:style>
    <style:style style:name="Tabla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6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7" style:family="table">
      <style:table-properties style:width="25.003cm" fo:margin-left="-0.889cm" table:align="left"/>
    </style:style>
    <style:style style:name="Tabla7.A" style:family="table-column">
      <style:table-column-properties style:column-width="2.805cm"/>
    </style:style>
    <style:style style:name="Tabla7.B" style:family="table-column">
      <style:table-column-properties style:column-width="10.398cm"/>
    </style:style>
    <style:style style:name="Tabla7.C" style:family="table-column">
      <style:table-column-properties style:column-width="5.001cm"/>
    </style:style>
    <style:style style:name="Tabla7.D" style:family="table-column">
      <style:table-column-properties style:column-width="6.8cm"/>
    </style:style>
    <style:style style:name="Tab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7.D1" style:family="table-cell">
      <style:table-cell-properties fo:padding="0.097cm" fo:border="0.05pt solid #000000"/>
    </style:style>
    <style:style style:name="Tabla7.A2" style:family="table-cell">
      <style:table-cell-properties fo:padding="0.097cm" fo:border-left="0.05pt solid #000000" fo:border-right="none" fo:border-top="none" fo:border-bottom="0.05pt solid #000000"/>
    </style:style>
    <style:style style:name="Tabla7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C6" style:family="table-cell" style:data-style-name="N0">
      <style:table-cell-properties fo:background-color="#bce4e5" fo:padding="0.097cm" fo:border-left="0.05pt solid #000000" fo:border-right="none" fo:border-top="none" fo:border-bottom="0.05pt solid #000000">
        <style:background-image/>
      </style:table-cell-properties>
    </style:style>
    <style:style style:name="Tabla7.D6" style:family="table-cell" style:data-style-name="N0">
      <style:table-cell-properties fo:background-color="#bce4e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" style:family="table">
      <style:table-properties style:width="25.003cm" fo:margin-left="-0.889cm" table:align="left"/>
    </style:style>
    <style:style style:name="Tabla5.A" style:family="table-column">
      <style:table-column-properties style:column-width="2.805cm"/>
    </style:style>
    <style:style style:name="Tabla5.B" style:family="table-column">
      <style:table-column-properties style:column-width="10.398cm"/>
    </style:style>
    <style:style style:name="Tabla5.C" style:family="table-column">
      <style:table-column-properties style:column-width="5.001cm"/>
    </style:style>
    <style:style style:name="Tabla5.D" style:family="table-column">
      <style:table-column-properties style:column-width="6.8cm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5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8" style:family="table">
      <style:table-properties style:width="25.003cm" fo:margin-left="-0.889cm" table:align="left"/>
    </style:style>
    <style:style style:name="Tabla8.A" style:family="table-column">
      <style:table-column-properties style:column-width="2.805cm"/>
    </style:style>
    <style:style style:name="Tabla8.B" style:family="table-column">
      <style:table-column-properties style:column-width="10.398cm"/>
    </style:style>
    <style:style style:name="Tabla8.C" style:family="table-column">
      <style:table-column-properties style:column-width="5.001cm"/>
    </style:style>
    <style:style style:name="Tabla8.D" style:family="table-column">
      <style:table-column-properties style:column-width="6.8cm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8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9" style:family="table">
      <style:table-properties style:width="25.003cm" fo:margin-left="-0.889cm" table:align="left"/>
    </style:style>
    <style:style style:name="Tabla9.A" style:family="table-column">
      <style:table-column-properties style:column-width="2.805cm"/>
    </style:style>
    <style:style style:name="Tabla9.B" style:family="table-column">
      <style:table-column-properties style:column-width="10.398cm"/>
    </style:style>
    <style:style style:name="Tabla9.C" style:family="table-column">
      <style:table-column-properties style:column-width="5.001cm"/>
    </style:style>
    <style:style style:name="Tabla9.D" style:family="table-column">
      <style:table-column-properties style:column-width="6.8cm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C7" style:family="table-cell" style:data-style-name="N0">
      <style:table-cell-properties fo:background-color="#c7a0cb" fo:padding="0.097cm" fo:border-left="0.05pt solid #000000" fo:border-right="none" fo:border-top="none" fo:border-bottom="0.05pt solid #000000">
        <style:background-image/>
      </style:table-cell-properties>
    </style:style>
    <style:style style:name="Tabla9.D7" style:family="table-cell" style:data-style-name="N0">
      <style:table-cell-properties fo:background-color="#c7a0c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fo:font-size="12pt" fo:font-weight="normal" officeooo:rsid="00228d5a" officeooo:paragraph-rsid="000f764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3392f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416a" officeooo:paragraph-rsid="0013416a" style:font-size-asian="12pt" style:font-weight-asian="normal" style:font-size-complex="12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fo:font-size="12pt" officeooo:rsid="000f7647" officeooo:paragraph-rsid="000f7647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fo:font-size="12pt" officeooo:rsid="000f7647" officeooo:paragraph-rsid="0023e310" style:font-size-asian="10.5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23e310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56078" officeooo:paragraph-rsid="0029ef0d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rsid="001b0f3c" officeooo:paragraph-rsid="001b0f3c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rsid="001b0f3c" officeooo:paragraph-rsid="0023e310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rsid="0023e310" officeooo:paragraph-rsid="0023e310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rsid="002c0136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4pt" officeooo:rsid="000f7647" officeooo:paragraph-rsid="000f7647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font-size="14pt" officeooo:rsid="000f7647" officeooo:paragraph-rsid="0023e310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fo:font-size="14pt" officeooo:rsid="0013392f" officeooo:paragraph-rsid="0013416a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fo:font-size="14pt" officeooo:rsid="0013392f" officeooo:paragraph-rsid="0023e31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fo:font-size="14pt" officeooo:rsid="001bb69a" officeooo:paragraph-rsid="001bb69a" style:font-size-asian="14pt" style:font-size-complex="14pt"/>
    </style:style>
    <style:style style:name="P19" style:family="paragraph" style:parent-style-name="Table_20_Contents">
      <style:paragraph-properties fo:text-align="center" style:justify-single-word="false"/>
      <style:text-properties fo:font-size="14pt" officeooo:rsid="001bb69a" officeooo:paragraph-rsid="0023e310" style:font-size-asian="14pt" style:font-size-complex="14pt"/>
    </style:style>
    <style:style style:name="P20" style:family="paragraph" style:parent-style-name="Standard">
      <style:text-properties officeooo:rsid="002cd87d" officeooo:paragraph-rsid="0023e310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392f" officeooo:paragraph-rsid="001bb69a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2cd87d" officeooo:paragraph-rsid="00306067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44560a" officeooo:paragraph-rsid="0044560a" style:font-size-asian="10.5pt" style:font-weight-asian="normal" style:font-size-complex="12pt" style:font-weight-complex="normal"/>
    </style:style>
    <style:style style:name="P24" style:family="paragraph" style:parent-style-name="Standard">
      <style:text-properties officeooo:paragraph-rsid="002eb5d1"/>
    </style:style>
    <style:style style:name="P25" style:family="paragraph" style:parent-style-name="Standard">
      <style:text-properties officeooo:paragraph-rsid="0033f349"/>
    </style:style>
    <style:style style:name="P26" style:family="paragraph" style:parent-style-name="Standard">
      <style:text-properties officeooo:paragraph-rsid="0035178e"/>
    </style:style>
    <style:style style:name="P27" style:family="paragraph" style:parent-style-name="Standard">
      <style:text-properties officeooo:paragraph-rsid="003793f6"/>
    </style:style>
    <style:style style:name="P28" style:family="paragraph" style:parent-style-name="Standard">
      <style:text-properties officeooo:paragraph-rsid="0039100c"/>
    </style:style>
    <style:style style:name="P29" style:family="paragraph" style:parent-style-name="Standard">
      <style:text-properties officeooo:paragraph-rsid="003b7438"/>
    </style:style>
    <style:style style:name="P30" style:family="paragraph" style:parent-style-name="Standard">
      <style:text-properties officeooo:paragraph-rsid="0040f6c8"/>
    </style:style>
    <style:style style:name="P31" style:family="paragraph" style:parent-style-name="Standard">
      <style:paragraph-properties fo:text-align="center" style:justify-single-word="false"/>
      <style:text-properties fo:font-size="15pt" fo:font-weight="bold" officeooo:rsid="000f7647" officeooo:paragraph-rsid="000f7647" style:font-size-asian="15pt" style:font-weight-asian="bold" style:font-size-complex="15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paragraph-rsid="002eb5d1" style:font-size-asian="10.5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fo:font-size="12pt" officeooo:paragraph-rsid="0033f349" style:font-size-asian="10.5pt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font-size="12pt" officeooo:paragraph-rsid="0035178e" style:font-size-asian="10.5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officeooo:paragraph-rsid="003793f6" style:font-size-asian="10.5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fo:font-size="12pt" officeooo:paragraph-rsid="0039100c" style:font-size-asian="10.5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fo:font-size="12pt" officeooo:paragraph-rsid="003a3987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officeooo:paragraph-rsid="003b7438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paragraph-rsid="0040f6c8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officeooo:rsid="00156078" officeooo:paragraph-rsid="002cd87d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rsid="00156078" officeooo:paragraph-rsid="003b7438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rsid="00156078" officeooo:paragraph-rsid="003d38af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rsid="00156078" officeooo:paragraph-rsid="0040f6c8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156078" officeooo:paragraph-rsid="0044560a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2cd87d" officeooo:paragraph-rsid="002cd87d" style:font-size-asian="10.5pt" style:font-size-complex="12pt"/>
    </style:style>
    <style:style style:name="P47" style:family="paragraph" style:parent-style-name="Table_20_Contents">
      <style:paragraph-properties fo:text-align="center" style:justify-single-word="false"/>
      <style:text-properties fo:font-size="12pt" officeooo:rsid="002cd87d" officeooo:paragraph-rsid="002eb5d1" style:font-size-asian="10.5pt" style:font-size-complex="12pt"/>
    </style:style>
    <style:style style:name="P48" style:family="paragraph" style:parent-style-name="Table_20_Contents">
      <style:paragraph-properties fo:text-align="center" style:justify-single-word="false"/>
      <style:text-properties fo:font-size="12pt" officeooo:rsid="002cd87d" officeooo:paragraph-rsid="0033f349" style:font-size-asian="10.5pt" style:font-size-complex="12pt"/>
    </style:style>
    <style:style style:name="P49" style:family="paragraph" style:parent-style-name="Table_20_Contents">
      <style:paragraph-properties fo:text-align="center" style:justify-single-word="false"/>
      <style:text-properties fo:font-size="12pt" officeooo:rsid="002cd87d" officeooo:paragraph-rsid="003793f6" style:font-size-asian="10.5pt" style:font-size-complex="12pt"/>
    </style:style>
    <style:style style:name="P50" style:family="paragraph" style:parent-style-name="Table_20_Contents">
      <style:paragraph-properties fo:text-align="center" style:justify-single-word="false"/>
      <style:text-properties fo:font-size="12pt" officeooo:rsid="002cd87d" officeooo:paragraph-rsid="0039100c" style:font-size-asian="10.5pt" style:font-size-complex="12pt"/>
    </style:style>
    <style:style style:name="P51" style:family="paragraph" style:parent-style-name="Table_20_Contents">
      <style:paragraph-properties fo:text-align="center" style:justify-single-word="false"/>
      <style:text-properties fo:font-size="12pt" officeooo:rsid="002cd87d" officeooo:paragraph-rsid="003b7438" style:font-size-asian="10.5pt" style:font-size-complex="12pt"/>
    </style:style>
    <style:style style:name="P52" style:family="paragraph" style:parent-style-name="Table_20_Contents">
      <style:paragraph-properties fo:text-align="center" style:justify-single-word="false"/>
      <style:text-properties fo:font-size="12pt" officeooo:rsid="002cd87d" officeooo:paragraph-rsid="0040f6c8" style:font-size-asian="10.5pt" style:font-size-complex="12pt"/>
    </style:style>
    <style:style style:name="P53" style:family="paragraph" style:parent-style-name="Table_20_Contents">
      <style:paragraph-properties fo:text-align="start" style:justify-single-word="false"/>
      <style:text-properties fo:font-size="12pt" officeooo:rsid="000f7647" officeooo:paragraph-rsid="002eb5d1" style:font-size-asian="10.5pt" style:font-size-complex="12pt"/>
    </style:style>
    <style:style style:name="P54" style:family="paragraph" style:parent-style-name="Table_20_Contents">
      <style:paragraph-properties fo:text-align="start" style:justify-single-word="false"/>
      <style:text-properties fo:font-size="12pt" officeooo:rsid="000f7647" officeooo:paragraph-rsid="0033f349" style:font-size-asian="10.5pt" style:font-size-complex="12pt"/>
    </style:style>
    <style:style style:name="P55" style:family="paragraph" style:parent-style-name="Table_20_Contents">
      <style:paragraph-properties fo:text-align="start" style:justify-single-word="false"/>
      <style:text-properties fo:font-size="12pt" officeooo:rsid="000f7647" officeooo:paragraph-rsid="0039100c" style:font-size-asian="10.5pt" style:font-size-complex="12pt"/>
    </style:style>
    <style:style style:name="P56" style:family="paragraph" style:parent-style-name="Table_20_Contents">
      <style:paragraph-properties fo:text-align="start" style:justify-single-word="false"/>
      <style:text-properties fo:font-size="12pt" officeooo:rsid="000f7647" officeooo:paragraph-rsid="003b7438" style:font-size-asian="10.5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fo:font-size="12pt" officeooo:rsid="001b0f3c" officeooo:paragraph-rsid="002eb5d1" style:font-size-asian="10.5pt" style:font-size-complex="12pt"/>
    </style:style>
    <style:style style:name="P58" style:family="paragraph" style:parent-style-name="Table_20_Contents">
      <style:paragraph-properties fo:text-align="center" style:justify-single-word="false"/>
      <style:text-properties fo:font-size="12pt" officeooo:rsid="001b0f3c" officeooo:paragraph-rsid="0033f349" style:font-size-asian="10.5pt" style:font-size-complex="12pt"/>
    </style:style>
    <style:style style:name="P59" style:family="paragraph" style:parent-style-name="Table_20_Contents">
      <style:paragraph-properties fo:text-align="center" style:justify-single-word="false"/>
      <style:text-properties fo:font-size="12pt" officeooo:rsid="001b0f3c" officeooo:paragraph-rsid="003793f6" style:font-size-asian="10.5pt" style:font-size-complex="12pt"/>
    </style:style>
    <style:style style:name="P60" style:family="paragraph" style:parent-style-name="Table_20_Contents">
      <style:paragraph-properties fo:text-align="center" style:justify-single-word="false"/>
      <style:text-properties fo:font-size="12pt" officeooo:rsid="001b0f3c" officeooo:paragraph-rsid="0039100c" style:font-size-asian="10.5pt" style:font-size-complex="12pt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1b0f3c" officeooo:paragraph-rsid="003b7438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rsid="001b0f3c" officeooo:paragraph-rsid="0040f6c8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23e310" officeooo:paragraph-rsid="002eb5d1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23e310" officeooo:paragraph-rsid="0033f349" style:font-size-asian="10.5pt" style:font-size-complex="12pt"/>
    </style:style>
    <style:style style:name="P65" style:family="paragraph" style:parent-style-name="Table_20_Contents">
      <style:paragraph-properties fo:text-align="center" style:justify-single-word="false"/>
      <style:text-properties fo:font-size="12pt" officeooo:rsid="0023e310" officeooo:paragraph-rsid="003793f6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23e310" officeooo:paragraph-rsid="0039100c" style:font-size-asian="10.5pt" style:font-size-complex="12pt"/>
    </style:style>
    <style:style style:name="P67" style:family="paragraph" style:parent-style-name="Table_20_Contents">
      <style:paragraph-properties fo:text-align="center" style:justify-single-word="false"/>
      <style:text-properties fo:font-size="12pt" officeooo:rsid="0023e310" officeooo:paragraph-rsid="003b7438" style:font-size-asian="10.5pt" style:font-size-complex="12pt"/>
    </style:style>
    <style:style style:name="P68" style:family="paragraph" style:parent-style-name="Table_20_Contents">
      <style:paragraph-properties fo:text-align="center" style:justify-single-word="false"/>
      <style:text-properties fo:font-size="12pt" officeooo:rsid="0023e310" officeooo:paragraph-rsid="0040f6c8" style:font-size-asian="10.5pt" style:font-size-complex="12pt"/>
    </style:style>
    <style:style style:name="P69" style:family="paragraph" style:parent-style-name="Table_20_Contents">
      <style:paragraph-properties fo:text-align="center" style:justify-single-word="false"/>
      <style:text-properties fo:font-size="12pt" officeooo:rsid="002eb5d1" officeooo:paragraph-rsid="002eb5d1" style:font-size-asian="10.5pt" style:font-size-complex="12pt"/>
    </style:style>
    <style:style style:name="P70" style:family="paragraph" style:parent-style-name="Table_20_Contents">
      <style:paragraph-properties fo:text-align="center" style:justify-single-word="false"/>
      <style:text-properties fo:font-size="12pt" officeooo:rsid="002eb5d1" officeooo:paragraph-rsid="0033f349" style:font-size-asian="10.5pt" style:font-size-complex="12pt"/>
    </style:style>
    <style:style style:name="P71" style:family="paragraph" style:parent-style-name="Table_20_Contents">
      <style:paragraph-properties fo:text-align="center" style:justify-single-word="false"/>
      <style:text-properties fo:font-size="12pt" officeooo:rsid="002eb5d1" officeooo:paragraph-rsid="0039100c" style:font-size-asian="10.5pt" style:font-size-complex="12pt"/>
    </style:style>
    <style:style style:name="P72" style:family="paragraph" style:parent-style-name="Table_20_Contents">
      <style:paragraph-properties fo:text-align="center" style:justify-single-word="false"/>
      <style:text-properties fo:font-size="12pt" officeooo:rsid="002eb5d1" officeooo:paragraph-rsid="003b7438" style:font-size-asian="10.5pt" style:font-size-complex="12pt"/>
    </style:style>
    <style:style style:name="P73" style:family="paragraph" style:parent-style-name="Table_20_Contents">
      <style:paragraph-properties fo:text-align="center" style:justify-single-word="false"/>
      <style:text-properties fo:font-size="12pt" officeooo:rsid="002eb5d1" officeooo:paragraph-rsid="0040f6c8" style:font-size-asian="10.5pt" style:font-size-complex="12pt"/>
    </style:style>
    <style:style style:name="P74" style:family="paragraph" style:parent-style-name="Table_20_Contents">
      <style:paragraph-properties fo:text-align="center" style:justify-single-word="false"/>
      <style:text-properties fo:font-size="12pt" officeooo:rsid="0033f349" officeooo:paragraph-rsid="0033f349" style:font-size-asian="10.5pt" style:font-size-complex="12pt"/>
    </style:style>
    <style:style style:name="P75" style:family="paragraph" style:parent-style-name="Table_20_Contents">
      <style:paragraph-properties fo:text-align="center" style:justify-single-word="false"/>
      <style:text-properties fo:font-size="12pt" officeooo:rsid="0033f349" officeooo:paragraph-rsid="003793f6" style:font-size-asian="10.5pt" style:font-size-complex="12pt"/>
    </style:style>
    <style:style style:name="P76" style:family="paragraph" style:parent-style-name="Table_20_Contents">
      <style:paragraph-properties fo:text-align="center" style:justify-single-word="false"/>
      <style:text-properties fo:font-size="12pt" officeooo:rsid="0033f349" officeooo:paragraph-rsid="0040f6c8" style:font-size-asian="10.5pt" style:font-size-complex="12pt"/>
    </style:style>
    <style:style style:name="P77" style:family="paragraph" style:parent-style-name="Table_20_Contents">
      <style:paragraph-properties fo:text-align="center" style:justify-single-word="false"/>
      <style:text-properties fo:font-size="12pt" officeooo:rsid="003793f6" officeooo:paragraph-rsid="003793f6" style:font-size-asian="10.5pt" style:font-size-complex="12pt"/>
    </style:style>
    <style:style style:name="P78" style:family="paragraph" style:parent-style-name="Table_20_Contents">
      <style:paragraph-properties fo:text-align="center" style:justify-single-word="false"/>
      <style:text-properties fo:font-size="12pt" officeooo:rsid="003793f6" officeooo:paragraph-rsid="0040f6c8" style:font-size-asian="10.5pt" style:font-size-complex="12pt"/>
    </style:style>
    <style:style style:name="P79" style:family="paragraph" style:parent-style-name="Table_20_Contents">
      <style:paragraph-properties fo:text-align="center" style:justify-single-word="false"/>
      <style:text-properties fo:font-size="12pt" officeooo:rsid="003a3987" officeooo:paragraph-rsid="003793f6" style:font-size-asian="10.5pt" style:font-size-complex="12pt"/>
    </style:style>
    <style:style style:name="P80" style:family="paragraph" style:parent-style-name="Table_20_Contents">
      <style:paragraph-properties fo:text-align="center" style:justify-single-word="false"/>
      <style:text-properties fo:font-size="12pt" officeooo:rsid="003a3987" officeooo:paragraph-rsid="0039100c" style:font-size-asian="10.5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officeooo:rsid="003a3987" officeooo:paragraph-rsid="0033f349" style:font-size-asian="10.5pt" style:font-size-complex="12pt"/>
    </style:style>
    <style:style style:name="P82" style:family="paragraph" style:parent-style-name="Table_20_Contents">
      <style:paragraph-properties fo:text-align="center" style:justify-single-word="false"/>
      <style:text-properties fo:font-size="12pt" officeooo:rsid="003a3987" officeooo:paragraph-rsid="003b7438" style:font-size-asian="10.5pt" style:font-size-complex="12pt"/>
    </style:style>
    <style:style style:name="P83" style:family="paragraph" style:parent-style-name="Table_20_Contents">
      <style:paragraph-properties fo:text-align="center" style:justify-single-word="false"/>
      <style:text-properties fo:font-size="12pt" officeooo:rsid="003d38af" officeooo:paragraph-rsid="003d38af" style:font-size-asian="10.5pt" style:font-size-complex="12pt"/>
    </style:style>
    <style:style style:name="P84" style:family="paragraph" style:parent-style-name="Table_20_Contents">
      <style:paragraph-properties fo:text-align="center" style:justify-single-word="false"/>
      <style:text-properties fo:font-size="12pt" officeooo:rsid="003d38af" officeooo:paragraph-rsid="003793f6" style:font-size-asian="10.5pt" style:font-size-complex="12pt"/>
    </style:style>
    <style:style style:name="P85" style:family="paragraph" style:parent-style-name="Table_20_Contents">
      <style:paragraph-properties fo:text-align="center" style:justify-single-word="false"/>
      <style:text-properties fo:font-size="12pt" officeooo:rsid="003f7805" officeooo:paragraph-rsid="003b7438" style:font-size-asian="10.5pt" style:font-size-complex="12pt"/>
    </style:style>
    <style:style style:name="P86" style:family="paragraph" style:parent-style-name="Table_20_Contents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40f6c8" style:font-size-asian="10.5pt" style:font-size-complex="12pt"/>
    </style:style>
    <style:style style:name="P87" style:family="paragraph" style:parent-style-name="Table_20_Contents">
      <style:paragraph-properties fo:text-align="center" style:justify-single-word="false"/>
      <style:text-properties fo:font-size="14pt" officeooo:rsid="000f7647" officeooo:paragraph-rsid="002eb5d1" style:font-size-asian="14pt" style:font-size-complex="14pt"/>
    </style:style>
    <style:style style:name="P88" style:family="paragraph" style:parent-style-name="Table_20_Contents">
      <style:paragraph-properties fo:text-align="center" style:justify-single-word="false"/>
      <style:text-properties fo:font-size="14pt" officeooo:rsid="000f7647" officeooo:paragraph-rsid="0033f349" style:font-size-asian="14pt" style:font-size-complex="14pt"/>
    </style:style>
    <style:style style:name="P89" style:family="paragraph" style:parent-style-name="Table_20_Contents">
      <style:paragraph-properties fo:text-align="center" style:justify-single-word="false"/>
      <style:text-properties fo:font-size="14pt" officeooo:rsid="000f7647" officeooo:paragraph-rsid="003793f6" style:font-size-asian="14pt" style:font-size-complex="14pt"/>
    </style:style>
    <style:style style:name="P90" style:family="paragraph" style:parent-style-name="Table_20_Contents">
      <style:paragraph-properties fo:text-align="center" style:justify-single-word="false"/>
      <style:text-properties fo:font-size="14pt" officeooo:rsid="000f7647" officeooo:paragraph-rsid="0039100c" style:font-size-asian="14pt" style:font-size-complex="14pt"/>
    </style:style>
    <style:style style:name="P91" style:family="paragraph" style:parent-style-name="Table_20_Contents">
      <style:paragraph-properties fo:text-align="center" style:justify-single-word="false"/>
      <style:text-properties fo:font-size="14pt" officeooo:rsid="000f7647" officeooo:paragraph-rsid="003b7438" style:font-size-asian="14pt" style:font-size-complex="14pt"/>
    </style:style>
    <style:style style:name="P92" style:family="paragraph" style:parent-style-name="Table_20_Contents">
      <style:paragraph-properties fo:text-align="center" style:justify-single-word="false"/>
      <style:text-properties fo:font-size="14pt" officeooo:rsid="000f7647" officeooo:paragraph-rsid="0040f6c8" style:font-size-asian="14pt" style:font-size-complex="14pt"/>
    </style:style>
    <style:style style:name="P93" style:family="paragraph" style:parent-style-name="Table_20_Contents">
      <style:paragraph-properties fo:text-align="center" style:justify-single-word="false"/>
      <style:text-properties fo:font-size="14pt" officeooo:rsid="0013392f" officeooo:paragraph-rsid="002eb5d1" style:font-size-asian="14pt" style:font-size-complex="14pt"/>
    </style:style>
    <style:style style:name="P94" style:family="paragraph" style:parent-style-name="Table_20_Contents">
      <style:paragraph-properties fo:text-align="center" style:justify-single-word="false"/>
      <style:text-properties fo:font-size="14pt" officeooo:rsid="0013392f" officeooo:paragraph-rsid="0033f349" style:font-size-asian="14pt" style:font-size-complex="14pt"/>
    </style:style>
    <style:style style:name="P95" style:family="paragraph" style:parent-style-name="Table_20_Contents">
      <style:paragraph-properties fo:text-align="center" style:justify-single-word="false"/>
      <style:text-properties fo:font-size="14pt" officeooo:rsid="0013392f" officeooo:paragraph-rsid="003793f6" style:font-size-asian="14pt" style:font-size-complex="14pt"/>
    </style:style>
    <style:style style:name="P96" style:family="paragraph" style:parent-style-name="Table_20_Contents">
      <style:paragraph-properties fo:text-align="center" style:justify-single-word="false"/>
      <style:text-properties fo:font-size="14pt" officeooo:rsid="0013392f" officeooo:paragraph-rsid="0039100c" style:font-size-asian="14pt" style:font-size-complex="14pt"/>
    </style:style>
    <style:style style:name="P97" style:family="paragraph" style:parent-style-name="Table_20_Contents">
      <style:paragraph-properties fo:text-align="center" style:justify-single-word="false"/>
      <style:text-properties fo:font-size="14pt" officeooo:rsid="0013392f" officeooo:paragraph-rsid="003b7438" style:font-size-asian="14pt" style:font-size-complex="14pt"/>
    </style:style>
    <style:style style:name="P98" style:family="paragraph" style:parent-style-name="Table_20_Contents">
      <style:paragraph-properties fo:text-align="center" style:justify-single-word="false"/>
      <style:text-properties fo:font-size="14pt" officeooo:rsid="0013392f" officeooo:paragraph-rsid="0040f6c8" style:font-size-asian="14pt" style:font-size-complex="14pt"/>
    </style:style>
    <style:style style:name="P99" style:family="paragraph" style:parent-style-name="Table_20_Contents">
      <style:paragraph-properties fo:text-align="center" style:justify-single-word="false"/>
      <style:text-properties fo:font-size="14pt" officeooo:rsid="001bb69a" officeooo:paragraph-rsid="002eb5d1" style:font-size-asian="14pt" style:font-size-complex="14pt"/>
    </style:style>
    <style:style style:name="P100" style:family="paragraph" style:parent-style-name="Table_20_Contents">
      <style:paragraph-properties fo:text-align="center" style:justify-single-word="false"/>
      <style:text-properties fo:font-size="14pt" officeooo:rsid="001bb69a" officeooo:paragraph-rsid="0033f349" style:font-size-asian="14pt" style:font-size-complex="14pt"/>
    </style:style>
    <style:style style:name="P101" style:family="paragraph" style:parent-style-name="Table_20_Contents">
      <style:paragraph-properties fo:text-align="center" style:justify-single-word="false"/>
      <style:text-properties fo:font-size="14pt" officeooo:rsid="001bb69a" officeooo:paragraph-rsid="003793f6" style:font-size-asian="14pt" style:font-size-complex="14pt"/>
    </style:style>
    <style:style style:name="P102" style:family="paragraph" style:parent-style-name="Table_20_Contents">
      <style:paragraph-properties fo:text-align="center" style:justify-single-word="false"/>
      <style:text-properties fo:font-size="14pt" officeooo:rsid="001bb69a" officeooo:paragraph-rsid="0039100c" style:font-size-asian="14pt" style:font-size-complex="14pt"/>
    </style:style>
    <style:style style:name="P103" style:family="paragraph" style:parent-style-name="Table_20_Contents">
      <style:paragraph-properties fo:text-align="center" style:justify-single-word="false"/>
      <style:text-properties fo:font-size="14pt" officeooo:rsid="001bb69a" officeooo:paragraph-rsid="003b7438" style:font-size-asian="14pt" style:font-size-complex="14pt"/>
    </style:style>
    <style:style style:name="P104" style:family="paragraph" style:parent-style-name="Table_20_Contents">
      <style:paragraph-properties fo:text-align="center" style:justify-single-word="false"/>
      <style:text-properties fo:font-size="14pt" officeooo:rsid="001bb69a" officeooo:paragraph-rsid="0040f6c8" style:font-size-asian="14pt" style:font-size-complex="14pt"/>
    </style:style>
    <style:style style:name="P105" style:family="paragraph" style:parent-style-name="Heading_20_1">
      <style:paragraph-properties fo:text-align="center" style:justify-single-word="false"/>
      <style:text-properties fo:font-size="12pt" fo:font-weight="normal" officeooo:rsid="002cd87d" officeooo:paragraph-rsid="0039100c" style:font-size-asian="10.5pt" style:font-weight-asian="normal" style:font-size-complex="12pt" style:font-weight-complex="normal"/>
    </style:style>
    <style:style style:name="T1" style:family="text">
      <style:text-properties officeooo:rsid="0012bdc2"/>
    </style:style>
    <style:style style:name="T2" style:family="text">
      <style:text-properties officeooo:rsid="0013392f"/>
    </style:style>
    <style:style style:name="T3" style:family="text">
      <style:text-properties officeooo:rsid="001bb69a"/>
    </style:style>
    <style:style style:name="T4" style:family="text">
      <style:text-properties officeooo:rsid="001d38bf"/>
    </style:style>
    <style:style style:name="T5" style:family="text">
      <style:text-properties officeooo:rsid="0023e310"/>
    </style:style>
    <style:style style:name="T6" style:family="text">
      <style:text-properties officeooo:rsid="0027ff50"/>
    </style:style>
    <style:style style:name="T7" style:family="text">
      <style:text-properties officeooo:rsid="0029ef0d"/>
    </style:style>
    <style:style style:name="T8" style:family="text">
      <style:text-properties officeooo:rsid="002b4c69"/>
    </style:style>
    <style:style style:name="T9" style:family="text">
      <style:text-properties officeooo:rsid="002cd87d"/>
    </style:style>
    <style:style style:name="T10" style:family="text">
      <style:text-properties officeooo:rsid="002eb5d1"/>
    </style:style>
    <style:style style:name="T11" style:family="text">
      <style:text-properties officeooo:rsid="00306067"/>
    </style:style>
    <style:style style:name="T12" style:family="text">
      <style:text-properties officeooo:rsid="00366e5c"/>
    </style:style>
    <style:style style:name="T13" style:family="text">
      <style:text-properties officeooo:rsid="0039f3a9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Prueba <text:span text:style-name="T8">entonación Data y cluster</text:span></text:p>
      <text:p text:style-name="P23">tipo de algoritmo de cluster: kmeans o <text:span text:style-name="T9">Agglomerativ</text:span>e (este es el cluster jerarquico)</text:p>
      <text:p text:style-name="P2">Data: la cantidad de <text:span text:style-name="T5">ejemplos usados en el dataset</text:span></text:p>
      <text:p text:style-name="P4">Time: el tiempo que tarda en hacer el fit y el predict de un data frame</text:p>
      <text:p text:style-name="P3"><text:span text:style-name="T3">silhouette_score</text:span>: <text:span text:style-name="T1">Que tan bien están clasificados los puntos del cluster (-1, 1), </text:span>mientras más cercano a 1 mejor, <text:span text:style-name="T4">el 0 implica que hay superposición de los clusters</text:span></text:p>
      <text:p text:style-name="P3"/>
      <text:p text:style-name="P22">Ahora probaremos la data escalada pasandola por el pca cuyo argumento es .<text:span text:style-name="T11">x</text:span> lo que quiere decir que scikit-learn elige el número mínimo de componentes principales de manera que se retenga el <text:span text:style-name="T11">x</text:span>% de la varianza.</text:p>
      <text:p text:style-name="P22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14"><text:s/><text:span text:style-name="T2">D</text:span>ata</text:p>
          </table:table-cell>
          <table:table-cell table:style-name="Tabla1.A1" office:value-type="string">
            <text:p text:style-name="P14">Mejor estimador encontrado</text:p>
          </table:table-cell>
          <table:table-cell table:style-name="Tabla1.A1" office:value-type="string">
            <text:p text:style-name="P16">Time </text:p>
          </table:table-cell>
          <table:table-cell table:style-name="Tabla1.D1" office:value-type="string">
            <text:p text:style-name="P18"><text:span text:style-name="T6">S</text:span>ilhouette_score</text:p>
          </table:table-cell>
        </table:table-row>
        <table:table-row>
          <table:table-cell table:style-name="Tabla1.A2" table:number-rows-spanned="6" office:value-type="string">
            <text:p text:style-name="P5"/>
            <text:p text:style-name="P46">Kmeans</text:p>
            <text:p text:style-name="P10">2<text:span text:style-name="T12">5</text:span>0</text:p>
            <text:p text:style-name="P12">Data</text:p>
            <text:p text:style-name="P12">Normalizada</text:p>
          </table:table-cell>
          <table:table-cell table:style-name="Tabla1.A2" office:value-type="string">
            <text:p text:style-name="P7">init='random', max_iter=350, n_clusters=3, n_init=15</text:p>
          </table:table-cell>
          <table:table-cell table:style-name="Tabla1.A2" office:value-type="string">
            <text:p text:style-name="P7">1360,23260988504</text:p>
          </table:table-cell>
          <table:table-cell table:style-name="Tabla1.D2" office:value-type="string">
            <text:p text:style-name="P7">0,0272702456076211</text:p>
          </table:table-cell>
        </table:table-row>
        <table:table-row table:style-name="Tabla1.3">
          <table:covered-table-cell/>
          <table:table-cell table:style-name="Tabla1.A2" office:value-type="string">
            <text:p text:style-name="P7">init='k-means++', max_iter=200, n_clusters=6, n_init=13</text:p>
          </table:table-cell>
          <table:table-cell table:style-name="Tabla1.A2" office:value-type="string">
            <text:p text:style-name="P7">533,7852632169961</text:p>
          </table:table-cell>
          <table:table-cell table:style-name="Tabla1.D2" office:value-type="string">
            <text:p text:style-name="P7">0,02096069366047127</text:p>
          </table:table-cell>
        </table:table-row>
        <table:table-row>
          <table:covered-table-cell/>
          <table:table-cell table:style-name="Tabla1.A2" office:value-type="string">
            <text:p text:style-name="P7">init='k-means++', max_iter=550, n_clusters=6, n_init=10</text:p>
          </table:table-cell>
          <table:table-cell table:style-name="Tabla1.A2" office:value-type="string">
            <text:p text:style-name="P7">545,0915448240121</text:p>
          </table:table-cell>
          <table:table-cell table:style-name="Tabla1.D2" office:value-type="string">
            <text:p text:style-name="P7"><text:s/>0,012613590447491182</text:p>
          </table:table-cell>
        </table:table-row>
        <table:table-row>
          <table:covered-table-cell/>
          <table:table-cell table:style-name="Tabla1.A2" office:value-type="string">
            <text:p text:style-name="P7">init='k-means++', max_iter=350, n_clusters=6, n_init=13,</text:p>
          </table:table-cell>
          <table:table-cell table:style-name="Tabla1.A2" office:value-type="string">
            <text:p text:style-name="P7">459,66448355303146</text:p>
          </table:table-cell>
          <table:table-cell table:style-name="Tabla1.D2" office:value-type="string">
            <text:p text:style-name="P7">0,014715769193604787</text:p>
          </table:table-cell>
        </table:table-row>
        <table:table-row>
          <table:covered-table-cell/>
          <table:table-cell table:style-name="Tabla1.A2" office:value-type="string">
            <text:p text:style-name="P7">init='k-means++', max_iter=450, n_clusters=5, n_init=13</text:p>
          </table:table-cell>
          <table:table-cell table:style-name="Tabla1.A2" office:value-type="string">
            <text:p text:style-name="P7">449,12776305399996</text:p>
          </table:table-cell>
          <table:table-cell table:style-name="Tabla1.D2" office:value-type="string">
            <text:p text:style-name="P7">0,019196048112193335</text:p>
          </table:table-cell>
        </table:table-row>
        <table:table-row>
          <table:covered-table-cell/>
          <table:table-cell table:style-name="Tabla1.B7" office:value-type="string">
            <text:p text:style-name="P41">init='k-means++', <text:s/>max_iter=450, n_clusters=6, n_init=13</text:p>
          </table:table-cell>
          <table:table-cell table:style-name="Tabla1.C7" table:formula="ooow:sum&lt;C2:C6&gt;/5" office:value-type="float" office:value="669.580332906616">
            <text:p text:style-name="P13">669,58</text:p>
          </table:table-cell>
          <table:table-cell table:style-name="Tabla1.D7" table:formula="ooow:sum&lt;D2:D6&gt;/5" office:value-type="float" office:value="0.0189512694042762">
            <text:p text:style-name="P13">0,02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15"><text:s/><text:span text:style-name="T2">D</text:span>ata</text:p>
          </table:table-cell>
          <table:table-cell table:style-name="Tabla2.A1" office:value-type="string">
            <text:p text:style-name="P15">Mejor estimador encontrado</text:p>
          </table:table-cell>
          <table:table-cell table:style-name="Tabla2.A1" office:value-type="string">
            <text:p text:style-name="P17">Time </text:p>
          </table:table-cell>
          <table:table-cell table:style-name="Tabla2.D1" office:value-type="string">
            <text:p text:style-name="P19"><text:span text:style-name="T6">S</text:span>ilhouette_score</text:p>
          </table:table-cell>
        </table:table-row>
        <table:table-row>
          <table:table-cell table:style-name="Tabla2.A2" table:number-rows-spanned="6" office:value-type="string">
            <text:p text:style-name="P6"/>
            <text:p text:style-name="P46">Kmeans</text:p>
            <text:p text:style-name="P11">2<text:span text:style-name="T12">5</text:span>0</text:p>
            <text:p text:style-name="P12">Data</text:p>
            <text:p text:style-name="P12">Escalada</text:p>
            <text:p text:style-name="P11"/>
          </table:table-cell>
          <table:table-cell table:style-name="Tabla2.A2" office:value-type="string">
            <text:p text:style-name="P8">init='random', max_iter=450, n_clusters=10, n_init=11</text:p>
          </table:table-cell>
          <table:table-cell table:style-name="Tabla2.A2" office:value-type="string">
            <text:p text:style-name="P8">453,67510808899533</text:p>
          </table:table-cell>
          <table:table-cell table:style-name="Tabla2.D2" office:value-type="string">
            <text:p text:style-name="P8">0,41369747894055503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300, n_clusters=10, n_init=10</text:p>
          </table:table-cell>
          <table:table-cell table:style-name="Tabla2.A2" office:value-type="string">
            <text:p text:style-name="P8">461,0929250729969</text:p>
          </table:table-cell>
          <table:table-cell table:style-name="Tabla2.D2" office:value-type="string">
            <text:p text:style-name="P8"><text:s/>0,41449832111136936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500, n_clusters=10, n_init=15</text:p>
          </table:table-cell>
          <table:table-cell table:style-name="Tabla2.A2" office:value-type="string">
            <text:p text:style-name="P8">422,3339697490446</text:p>
          </table:table-cell>
          <table:table-cell table:style-name="Tabla2.D2" office:value-type="string">
            <text:p text:style-name="P8">0,4173737429334037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300, n_clusters=10, n_init=14</text:p>
          </table:table-cell>
          <table:table-cell table:style-name="Tabla2.A2" office:value-type="string">
            <text:p text:style-name="P8">499,42607984604547</text:p>
          </table:table-cell>
          <table:table-cell table:style-name="Tabla2.D2" office:value-type="string">
            <text:p text:style-name="P8">0,41335814924978187</text:p>
          </table:table-cell>
        </table:table-row>
        <table:table-row>
          <table:covered-table-cell/>
          <table:table-cell table:style-name="Tabla2.A2" office:value-type="string">
            <text:p text:style-name="P8">init='k-means++', max_iter=350, n_clusters=10, n_init=13</text:p>
          </table:table-cell>
          <table:table-cell table:style-name="Tabla2.A2" office:value-type="string">
            <text:p text:style-name="P8">525.3139182410087</text:p>
          </table:table-cell>
          <table:table-cell table:style-name="Tabla2.D2" office:value-type="string">
            <text:p text:style-name="P8">0,41313698563363394</text:p>
          </table:table-cell>
        </table:table-row>
        <table:table-row>
          <table:covered-table-cell/>
          <table:table-cell table:style-name="Tabla2.B7" office:value-type="string">
            <text:p text:style-name="P9">init='k-means++', <text:s/>max_iter=<text:span text:style-name="T7">400, n_clusters=10 </text:span></text:p>
          </table:table-cell>
          <table:table-cell table:style-name="Tabla2.C7" table:formula="ooow:sum&lt;C2:C6&gt;/5" office:value-type="float" office:value="367.305616551417">
            <text:p text:style-name="P12">367,31</text:p>
          </table:table-cell>
          <table:table-cell table:style-name="Tabla2.D7" table:formula="ooow:sum&lt;D2:D6&gt;/5" office:value-type="float" office:value="0.414412935573749">
            <text:p text:style-name="P12">0,41</text:p>
          </table:table-cell>
        </table:table-row>
      </table:table>
      <text:p text:style-name="P20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87"><text:s/><text:span text:style-name="T2">D</text:span>ata</text:p>
          </table:table-cell>
          <table:table-cell table:style-name="Tabla3.A1" office:value-type="string">
            <text:p text:style-name="P87">Mejor estimador encontrado</text:p>
          </table:table-cell>
          <table:table-cell table:style-name="Tabla3.A1" office:value-type="string">
            <text:p text:style-name="P93">Time </text:p>
          </table:table-cell>
          <table:table-cell table:style-name="Tabla3.D1" office:value-type="string">
            <text:p text:style-name="P99"><text:span text:style-name="T6">S</text:span>ilhouette_score</text:p>
          </table:table-cell>
        </table:table-row>
        <table:table-row>
          <table:table-cell table:style-name="Tabla3.A2" table:number-rows-spanned="6" office:value-type="string">
            <text:p text:style-name="P53"/>
            <text:p text:style-name="P47"><text:soft-page-break/>Kmeans</text:p>
            <text:p text:style-name="P57">2<text:span text:style-name="T12">5</text:span>0</text:p>
            <text:p text:style-name="P63">Data</text:p>
            <text:p text:style-name="P63">Escalada </text:p>
            <text:p text:style-name="P63"><text:span text:style-name="T10">+</text:span></text:p>
            <text:p text:style-name="P69">PCA <text:span text:style-name="T11">(.95)</text:span></text:p>
          </table:table-cell>
          <table:table-cell table:style-name="Tabla3.A2" office:value-type="string">
            <text:p text:style-name="P33">init='k-means++', max_iter=250, n_clusters=10, n_init=10</text:p>
          </table:table-cell>
          <table:table-cell table:style-name="Tabla3.A2" office:value-type="string">
            <text:p text:style-name="P33">212,602586771</text:p>
          </table:table-cell>
          <table:table-cell table:style-name="Tabla3.D2" office:value-type="string">
            <text:p text:style-name="P33">0,5851652758934405</text:p>
          </table:table-cell>
        </table:table-row>
        <table:table-row>
          <table:covered-table-cell/>
          <table:table-cell table:style-name="Tabla3.A2" office:value-type="string">
            <text:p text:style-name="P33">init='k-means++', max_iter=450, n_clusters=10, n_init=14,</text:p>
          </table:table-cell>
          <table:table-cell table:style-name="Tabla3.A2" office:value-type="string">
            <text:p text:style-name="P33">209,96938957199973</text:p>
          </table:table-cell>
          <table:table-cell table:style-name="Tabla3.D2" office:value-type="string">
            <text:p text:style-name="P33">0,5851652758934405</text:p>
          </table:table-cell>
        </table:table-row>
        <table:table-row>
          <table:covered-table-cell/>
          <table:table-cell table:style-name="Tabla3.A2" office:value-type="string">
            <text:p text:style-name="P33"><text:s/>init='random', max_iter=350, n_clusters=10, n_init=11</text:p>
          </table:table-cell>
          <table:table-cell table:style-name="Tabla3.A2" office:value-type="string">
            <text:p text:style-name="P33">197,9792941310002</text:p>
          </table:table-cell>
          <table:table-cell table:style-name="Tabla3.D2" office:value-type="string">
            <text:p text:style-name="P33">0,5355559502244667</text:p>
          </table:table-cell>
        </table:table-row>
        <table:table-row>
          <table:covered-table-cell/>
          <table:table-cell table:style-name="Tabla3.A2" office:value-type="string">
            <text:p text:style-name="P33">init='k-means++', max_iter=550, n_clusters=10, n_init=10</text:p>
          </table:table-cell>
          <table:table-cell table:style-name="Tabla3.A2" office:value-type="string">
            <text:p text:style-name="P33">199,20085784900039</text:p>
          </table:table-cell>
          <table:table-cell table:style-name="Tabla3.D2" office:value-type="string">
            <text:p text:style-name="P33">0,5862664019949712</text:p>
          </table:table-cell>
        </table:table-row>
        <table:table-row>
          <table:covered-table-cell/>
          <table:table-cell table:style-name="Tabla3.A2" office:value-type="string">
            <text:p text:style-name="P33">init='random', max_iter=400, n_clusters=10, n_init=14</text:p>
          </table:table-cell>
          <table:table-cell table:style-name="Tabla3.A2" office:value-type="string">
            <text:p text:style-name="P33">196,844536479</text:p>
          </table:table-cell>
          <table:table-cell table:style-name="Tabla3.D2" office:value-type="string">
            <text:p text:style-name="P33">0,5526039506129031</text:p>
          </table:table-cell>
        </table:table-row>
        <table:table-row>
          <table:covered-table-cell/>
          <table:table-cell table:style-name="Tabla3.B7" office:value-type="string">
            <text:p text:style-name="P74">max_iter=550, n_clusters=10, n_init=14</text:p>
          </table:table-cell>
          <table:table-cell table:style-name="Tabla3.C7" table:formula="ooow:sum&lt;C2:C6&gt;/5" office:value-type="float" office:value="203.3193329604">
            <text:p text:style-name="P69">203,32</text:p>
          </table:table-cell>
          <table:table-cell table:style-name="Tabla3.D7" table:formula="ooow:sum&lt;D2:D6&gt;/5" office:value-type="float" office:value="0.568951370923845">
            <text:p text:style-name="P69">0,57</text:p>
          </table:table-cell>
        </table:table-row>
      </table:table>
      <text:p text:style-name="P24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row>
          <table:table-cell table:style-name="Tabla4.A1" office:value-type="string">
            <text:p text:style-name="P88"><text:s/><text:span text:style-name="T2">D</text:span>ata</text:p>
          </table:table-cell>
          <table:table-cell table:style-name="Tabla4.A1" office:value-type="string">
            <text:p text:style-name="P88">Mejor estimador encontrado</text:p>
          </table:table-cell>
          <table:table-cell table:style-name="Tabla4.A1" office:value-type="string">
            <text:p text:style-name="P94">Time </text:p>
          </table:table-cell>
          <table:table-cell table:style-name="Tabla4.D1" office:value-type="string">
            <text:p text:style-name="P100"><text:span text:style-name="T6">S</text:span>ilhouette_score</text:p>
          </table:table-cell>
        </table:table-row>
        <table:table-row>
          <table:table-cell table:style-name="Tabla4.A2" table:number-rows-spanned="6" office:value-type="string">
            <text:p text:style-name="P54"/>
            <text:p text:style-name="P48">Kmeans</text:p>
            <text:p text:style-name="P58">2<text:span text:style-name="T12">5</text:span>0</text:p>
            <text:p text:style-name="P64">Data</text:p>
            <text:p text:style-name="P64">Escalada </text:p>
            <text:p text:style-name="P64"><text:span text:style-name="T10">+</text:span></text:p>
            <text:p text:style-name="P70">PCA <text:span text:style-name="T11">(.90)</text:span></text:p>
          </table:table-cell>
          <table:table-cell table:style-name="Tabla4.A2" office:value-type="string">
            <text:p text:style-name="P34">init='k-means++', max_iter=350, n_clusters=10, n_init=11</text:p>
          </table:table-cell>
          <table:table-cell table:style-name="Tabla4.A2" office:value-type="string">
            <text:p text:style-name="P34">197,24505718699947</text:p>
          </table:table-cell>
          <table:table-cell table:style-name="Tabla4.D2" office:value-type="string">
            <text:p text:style-name="P34">0,5839205822775959</text:p>
          </table:table-cell>
        </table:table-row>
        <table:table-row>
          <table:covered-table-cell/>
          <table:table-cell table:style-name="Tabla4.A2" office:value-type="string">
            <text:p text:style-name="P34">init='k-means++', max_iter=250, n_clusters=10, n_init=10</text:p>
          </table:table-cell>
          <table:table-cell table:style-name="Tabla4.A2" office:value-type="string">
            <text:p text:style-name="P34">198,1044412980009</text:p>
          </table:table-cell>
          <table:table-cell table:style-name="Tabla4.D2" office:value-type="string">
            <text:p text:style-name="P34">0,5878506268949402</text:p>
          </table:table-cell>
        </table:table-row>
        <table:table-row>
          <table:covered-table-cell/>
          <table:table-cell table:style-name="Tabla4.A2" office:value-type="string">
            <text:p text:style-name="P34">init='k-means++', max_iter=300, n_clusters=10, n_init=11</text:p>
          </table:table-cell>
          <table:table-cell table:style-name="Tabla4.A2" office:value-type="string">
            <text:p text:style-name="P34">187,57354812999984</text:p>
          </table:table-cell>
          <table:table-cell table:style-name="Tabla4.D2" office:value-type="string">
            <text:p text:style-name="P34">0,5877693438255399</text:p>
          </table:table-cell>
        </table:table-row>
        <table:table-row>
          <table:covered-table-cell/>
          <table:table-cell table:style-name="Tabla4.A2" office:value-type="string">
            <text:p text:style-name="P36">init='k-means++', max_iter=500, n_clusters=10, n_init=13</text:p>
          </table:table-cell>
          <table:table-cell table:style-name="Tabla4.A2" office:value-type="string">
            <text:p text:style-name="P37">232,7330567530007</text:p>
          </table:table-cell>
          <table:table-cell table:style-name="Tabla4.D2" office:value-type="string">
            <text:p text:style-name="P36">0,5910043189642198</text:p>
          </table:table-cell>
        </table:table-row>
        <table:table-row>
          <table:covered-table-cell/>
          <table:table-cell table:style-name="Tabla4.A2" office:value-type="string">
            <text:p text:style-name="P34">init='random', max_iter=450, n_clusters=10, n_init=11</text:p>
          </table:table-cell>
          <table:table-cell table:style-name="Tabla4.A2" office:value-type="string">
            <text:p text:style-name="P34">231,10826461399847</text:p>
          </table:table-cell>
          <table:table-cell table:style-name="Tabla4.D2" office:value-type="string">
            <text:p text:style-name="P34">0,5764889433754166</text:p>
          </table:table-cell>
        </table:table-row>
        <table:table-row>
          <table:covered-table-cell/>
          <table:table-cell table:style-name="Tabla4.B7" office:value-type="string">
            <text:p text:style-name="P43">init='k-means++', max_iter=350, n_clusters=10, n_init=11</text:p>
          </table:table-cell>
          <table:table-cell table:style-name="Tabla4.C7" table:formula="ooow:sum&lt;C2:C6&gt;/5" office:value-type="float" office:value="209.3528735964">
            <text:p text:style-name="P81">209,35</text:p>
          </table:table-cell>
          <table:table-cell table:style-name="Tabla4.D7" table:formula="ooow:&lt;D2:D6&gt;/5" office:value-type="float" office:value="0.585406763067543">
            <text:p text:style-name="P81">0,59</text:p>
          </table:table-cell>
        </table:table-row>
      </table:table>
      <text:p text:style-name="P27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90"><text:s/><text:span text:style-name="T2">D</text:span>ata</text:p>
          </table:table-cell>
          <table:table-cell table:style-name="Tabla5.A1" office:value-type="string">
            <text:p text:style-name="P90">Mejor estimador encontrado</text:p>
          </table:table-cell>
          <table:table-cell table:style-name="Tabla5.A1" office:value-type="string">
            <text:p text:style-name="P96">Time </text:p>
          </table:table-cell>
          <table:table-cell table:style-name="Tabla5.D1" office:value-type="string">
            <text:p text:style-name="P102"><text:span text:style-name="T6">S</text:span>ilhouette_score</text:p>
          </table:table-cell>
        </table:table-row>
        <table:table-row>
          <table:table-cell table:style-name="Tabla5.A2" table:number-rows-spanned="6" office:value-type="string">
            <text:p text:style-name="P55"/>
            <text:p text:style-name="P50">Kmeans</text:p>
            <text:p text:style-name="P60">2<text:span text:style-name="T12">5</text:span>0</text:p>
            <text:p text:style-name="P66">Data</text:p>
            <text:p text:style-name="P66">Escalada </text:p>
            <text:p text:style-name="P66"><text:span text:style-name="T10">+</text:span></text:p>
            <text:p text:style-name="P71">PCA <text:span text:style-name="T11">(.85)</text:span></text:p>
          </table:table-cell>
          <table:table-cell table:style-name="Tabla5.A2" office:value-type="string">
            <text:p text:style-name="P37">init='k-means++', max_iter=250, n_clusters=10, n_init=12</text:p>
          </table:table-cell>
          <table:table-cell table:style-name="Tabla5.A2" office:value-type="string">
            <text:p text:style-name="P37">217,94066928599932</text:p>
          </table:table-cell>
          <table:table-cell table:style-name="Tabla5.D2" office:value-type="string">
            <text:p text:style-name="P37">0,5910043189642198</text:p>
          </table:table-cell>
        </table:table-row>
        <table:table-row>
          <table:covered-table-cell/>
          <table:table-cell table:style-name="Tabla5.A2" office:value-type="string">
            <text:p text:style-name="P37">init='random', max_iter=400, n_clusters=10, n_init=14</text:p>
          </table:table-cell>
          <table:table-cell table:style-name="Tabla5.A2" office:value-type="string">
            <text:p text:style-name="P37">235,54809063100038</text:p>
          </table:table-cell>
          <table:table-cell table:style-name="Tabla5.D2" office:value-type="string">
            <text:p text:style-name="P37">0,5386165803250835</text:p>
          </table:table-cell>
        </table:table-row>
        <table:table-row>
          <table:covered-table-cell/>
          <table:table-cell table:style-name="Tabla5.A2" office:value-type="string">
            <text:p text:style-name="P37">init='random', max_iter=550, n_clusters=10, n_init=13</text:p>
          </table:table-cell>
          <table:table-cell table:style-name="Tabla5.A2" office:value-type="string">
            <text:p text:style-name="P37">231,14652262100026</text:p>
          </table:table-cell>
          <table:table-cell table:style-name="Tabla5.D2" office:value-type="string">
            <text:p text:style-name="P37">0,5822242055069881</text:p>
          </table:table-cell>
        </table:table-row>
        <table:table-row>
          <table:covered-table-cell/>
          <table:table-cell table:style-name="Tabla5.A2" office:value-type="string">
            <text:p text:style-name="P37">init='k-means++', max_iter=200, n_clusters=10, n_init=10</text:p>
          </table:table-cell>
          <table:table-cell table:style-name="Tabla5.A2" office:value-type="string">
            <text:p text:style-name="P37">235,56013260300097</text:p>
          </table:table-cell>
          <table:table-cell table:style-name="Tabla5.D2" office:value-type="string">
            <text:p text:style-name="P37"><text:s/>0,5839205822775959</text:p>
          </table:table-cell>
        </table:table-row>
        <table:table-row>
          <table:covered-table-cell/>
          <table:table-cell table:style-name="Tabla5.A2" office:value-type="string">
            <text:p text:style-name="P37">init='k-means++', max_iter=500, n_clusters=10, n_init=12</text:p>
          </table:table-cell>
          <table:table-cell table:style-name="Tabla5.A2" office:value-type="string">
            <text:p text:style-name="P37">230,43284759800008</text:p>
          </table:table-cell>
          <table:table-cell table:style-name="Tabla5.D2" office:value-type="string">
            <text:p text:style-name="P37">0,5839205822775959</text:p>
          </table:table-cell>
        </table:table-row>
        <table:table-row>
          <table:covered-table-cell/>
          <table:table-cell table:style-name="Tabla5.B7" office:value-type="string">
            <text:p text:style-name="P83"><text:s/>n_clusters=10</text:p>
          </table:table-cell>
          <table:table-cell table:style-name="Tabla5.C7" table:formula="ooow:sum&lt;C2:C6&gt;/5" office:value-type="float" office:value="230.1256525478">
            <text:p text:style-name="P80">230,13</text:p>
          </table:table-cell>
          <table:table-cell table:style-name="Tabla5.D7" table:formula="ooow:sum&lt;D2:D6&gt;/5" office:value-type="float" office:value="0.575937253870297">
            <text:p text:style-name="P80">0,58</text:p>
          </table:table-cell>
        </table:table-row>
      </table:table>
      <text:p text:style-name="P28"/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91"><text:s/><text:span text:style-name="T2">D</text:span>ata</text:p>
          </table:table-cell>
          <table:table-cell table:style-name="Tabla8.A1" office:value-type="string">
            <text:p text:style-name="P91">Mejor estimador encontrado</text:p>
          </table:table-cell>
          <table:table-cell table:style-name="Tabla8.A1" office:value-type="string">
            <text:p text:style-name="P97">Time </text:p>
          </table:table-cell>
          <table:table-cell table:style-name="Tabla8.D1" office:value-type="string">
            <text:p text:style-name="P103"><text:span text:style-name="T6">S</text:span>ilhouette_score</text:p>
          </table:table-cell>
        </table:table-row>
        <table:table-row>
          <table:table-cell table:style-name="Tabla8.A2" table:number-rows-spanned="6" office:value-type="string">
            <text:p text:style-name="P56"/>
            <text:p text:style-name="P51">Kmeans</text:p>
            <text:p text:style-name="P61">2<text:span text:style-name="T12">5</text:span>0</text:p>
            <text:p text:style-name="P67"><text:soft-page-break/>Data</text:p>
            <text:p text:style-name="P67">Escalada </text:p>
            <text:p text:style-name="P67"><text:span text:style-name="T10">+</text:span></text:p>
            <text:p text:style-name="P72">PCA <text:span text:style-name="T11">(.99)</text:span></text:p>
          </table:table-cell>
          <table:table-cell table:style-name="Tabla8.A2" office:value-type="string">
            <text:p text:style-name="P39"><text:s/>init='k-means++', max_iter=400, n_clusters=10, n_init=15</text:p>
          </table:table-cell>
          <table:table-cell table:style-name="Tabla8.A2" office:value-type="string">
            <text:p text:style-name="P39">228,42499538899938</text:p>
          </table:table-cell>
          <table:table-cell table:style-name="Tabla8.D2" office:value-type="string">
            <text:p text:style-name="P39">0,4367143043038229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350, n_clusters=10, n_init=11</text:p>
          </table:table-cell>
          <table:table-cell table:style-name="Tabla8.A2" office:value-type="string">
            <text:p text:style-name="P39">237,7470432350019</text:p>
          </table:table-cell>
          <table:table-cell table:style-name="Tabla8.D2" office:value-type="string">
            <text:p text:style-name="P39">0,43962832323704015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400, n_clusters=10, n_init=13</text:p>
          </table:table-cell>
          <table:table-cell table:style-name="Tabla8.A2" office:value-type="string">
            <text:p text:style-name="P39">236,66571780400045</text:p>
          </table:table-cell>
          <table:table-cell table:style-name="Tabla8.D2" office:value-type="string">
            <text:p text:style-name="P39">0,4354570866545055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500, n_clusters=10, n_init=15</text:p>
          </table:table-cell>
          <table:table-cell table:style-name="Tabla8.A2" office:value-type="string">
            <text:p text:style-name="P39">225,5880047999999</text:p>
          </table:table-cell>
          <table:table-cell table:style-name="Tabla8.D2" office:value-type="string">
            <text:p text:style-name="P39"><text:s/>0,4379460360454853</text:p>
          </table:table-cell>
        </table:table-row>
        <table:table-row>
          <table:covered-table-cell/>
          <table:table-cell table:style-name="Tabla8.A2" office:value-type="string">
            <text:p text:style-name="P39">init='k-means++', max_iter=550, n_clusters=10, n_init=15</text:p>
          </table:table-cell>
          <table:table-cell table:style-name="Tabla8.A2" office:value-type="string">
            <text:p text:style-name="P39">232,68355750000046</text:p>
          </table:table-cell>
          <table:table-cell table:style-name="Tabla8.D2" office:value-type="string">
            <text:p text:style-name="P39">0,43517300310555185</text:p>
          </table:table-cell>
        </table:table-row>
        <table:table-row>
          <table:covered-table-cell/>
          <table:table-cell table:style-name="Tabla8.B7" office:value-type="string">
            <text:p text:style-name="P42"/>
          </table:table-cell>
          <table:table-cell table:style-name="Tabla8.C7" table:formula="ooow:sum&lt;C2:C6&gt;/5" office:value-type="float" office:value="232.2218637456">
            <text:p text:style-name="P82">232,22</text:p>
          </table:table-cell>
          <table:table-cell table:style-name="Tabla8.D7" table:formula="ooow:sum&lt;D2:D6&gt;/5" office:value-type="float" office:value="0.436983750669281">
            <text:p text:style-name="P85">0,44</text:p>
          </table:table-cell>
        </table:table-row>
      </table:table>
      <text:p text:style-name="P29"/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89"><text:s/><text:span text:style-name="T2">D</text:span>ata</text:p>
          </table:table-cell>
          <table:table-cell table:style-name="Tabla6.A1" office:value-type="string">
            <text:p text:style-name="P89">Mejor estimador encontrado</text:p>
          </table:table-cell>
          <table:table-cell table:style-name="Tabla6.A1" office:value-type="string">
            <text:p text:style-name="P95">Time </text:p>
          </table:table-cell>
          <table:table-cell table:style-name="Tabla6.D1" office:value-type="string">
            <text:p text:style-name="P101"><text:span text:style-name="T6">S</text:span>ilhouette_score</text:p>
          </table:table-cell>
        </table:table-row>
        <table:table-row>
          <table:table-cell table:style-name="Tabla6.A2" table:number-rows-spanned="6" office:value-type="string">
            <text:p text:style-name="P49"/>
            <text:p text:style-name="P49">Kmeans</text:p>
            <text:p text:style-name="P59">2<text:span text:style-name="T12">5</text:span>0</text:p>
            <text:p text:style-name="P65">Data</text:p>
            <text:p text:style-name="P65">Normalizada</text:p>
            <text:p text:style-name="P77">+</text:p>
            <text:p text:style-name="P65">Escalada </text:p>
          </table:table-cell>
          <table:table-cell table:style-name="Tabla6.A2" office:value-type="string">
            <text:p text:style-name="P36">init='k-means++', max_iter=400, n_clusters=8, n_init=11</text:p>
          </table:table-cell>
          <table:table-cell table:style-name="Tabla6.A2" office:value-type="string">
            <text:p text:style-name="P36">437,75329738899745</text:p>
          </table:table-cell>
          <table:table-cell table:style-name="Tabla6.D2" office:value-type="string">
            <text:p text:style-name="P36">0,014335144398409853</text:p>
          </table:table-cell>
        </table:table-row>
        <table:table-row>
          <table:covered-table-cell/>
          <table:table-cell table:style-name="Tabla6.A2" office:value-type="string">
            <text:p text:style-name="P36">init='k-means++', max_iter=300, n_clusters=8, n_init=14</text:p>
          </table:table-cell>
          <table:table-cell table:style-name="Tabla6.A2" office:value-type="string">
            <text:p text:style-name="P36">428,9113428829987</text:p>
          </table:table-cell>
          <table:table-cell table:style-name="Tabla6.D2" office:value-type="string">
            <text:p text:style-name="P36">0,015860421493127396</text:p>
          </table:table-cell>
        </table:table-row>
        <table:table-row>
          <table:covered-table-cell/>
          <table:table-cell table:style-name="Tabla6.A2" office:value-type="string">
            <text:p text:style-name="P36">init='k-means++', max_iter=550, n_clusters=8, n_init=15</text:p>
          </table:table-cell>
          <table:table-cell table:style-name="Tabla6.A2" office:value-type="string">
            <text:p text:style-name="P36">424,8881888190008</text:p>
          </table:table-cell>
          <table:table-cell table:style-name="Tabla6.D2" office:value-type="string">
            <text:p text:style-name="P36">0,0167938827404453</text:p>
          </table:table-cell>
        </table:table-row>
        <table:table-row>
          <table:covered-table-cell/>
          <table:table-cell table:style-name="Tabla6.A2" office:value-type="string">
            <text:p text:style-name="P36">init='k-means++', max_iter=350, n_clusters=8, n_init=14</text:p>
          </table:table-cell>
          <table:table-cell table:style-name="Tabla6.A2" office:value-type="string">
            <text:p text:style-name="P37"><text:s/>515,7214499619986</text:p>
          </table:table-cell>
          <table:table-cell table:style-name="Tabla6.D2" office:value-type="string">
            <text:p text:style-name="P36">0,01093235821376194</text:p>
          </table:table-cell>
        </table:table-row>
        <table:table-row>
          <table:covered-table-cell/>
          <table:table-cell table:style-name="Tabla6.A2" office:value-type="string">
            <text:p text:style-name="P36"/>
          </table:table-cell>
          <table:table-cell table:style-name="Tabla6.A2" office:value-type="string">
            <text:p text:style-name="P36"/>
          </table:table-cell>
          <table:table-cell table:style-name="Tabla6.D2" office:value-type="string">
            <text:p text:style-name="P36"/>
          </table:table-cell>
        </table:table-row>
        <table:table-row>
          <table:covered-table-cell/>
          <table:table-cell table:style-name="Tabla6.B7" office:value-type="string">
            <text:p text:style-name="P45"/>
          </table:table-cell>
          <table:table-cell table:style-name="Tabla6.C7" table:formula="ooow:sum&lt;C2:C6&gt;/5" office:value-type="float" office:value="361.454855810599">
            <text:p text:style-name="P75">361,45</text:p>
          </table:table-cell>
          <table:table-cell table:style-name="Tabla6.D7" table:formula="ooow:sum&lt;D2:D6&gt;/5" office:value-type="float" office:value="0.0115843613691488">
            <text:p text:style-name="P75">0,01</text:p>
          </table:table-cell>
        </table:table-row>
      </table:table>
      <text:p text:style-name="P27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92"><text:s/><text:span text:style-name="T2">D</text:span>ata</text:p>
          </table:table-cell>
          <table:table-cell table:style-name="Tabla9.A1" office:value-type="string">
            <text:p text:style-name="P92">Mejor estimador encontrado</text:p>
          </table:table-cell>
          <table:table-cell table:style-name="Tabla9.A1" office:value-type="string">
            <text:p text:style-name="P98">Time </text:p>
          </table:table-cell>
          <table:table-cell table:style-name="Tabla9.D1" office:value-type="string">
            <text:p text:style-name="P104"><text:span text:style-name="T6">S</text:span>ilhouette_score</text:p>
          </table:table-cell>
        </table:table-row>
        <table:table-row>
          <table:table-cell table:style-name="Tabla9.A2" table:number-rows-spanned="6" office:value-type="string">
            <text:p text:style-name="P52">Kmeans</text:p>
            <text:p text:style-name="P62">2<text:span text:style-name="T12">5</text:span>0</text:p>
            <text:p text:style-name="P68">Data</text:p>
            <text:p text:style-name="P68">Normalizada</text:p>
            <text:p text:style-name="P78">+</text:p>
            <text:p text:style-name="P68">Escalada</text:p>
            <text:p text:style-name="P68"><text:span text:style-name="T10">+</text:span></text:p>
            <text:p text:style-name="P73">PCA <text:span text:style-name="T11">(.90)</text:span></text:p>
          </table:table-cell>
          <table:table-cell table:style-name="Tabla9.A2" office:value-type="string">
            <text:p text:style-name="P40">init='k-means++', max_iter=350, n_clusters=8</text:p>
          </table:table-cell>
          <table:table-cell table:style-name="Tabla9.A2" office:value-type="string">
            <text:p text:style-name="P40">372,7230320710005</text:p>
          </table:table-cell>
          <table:table-cell table:style-name="Tabla9.D2" office:value-type="string">
            <text:p text:style-name="P40">0,01834814657525905</text:p>
          </table:table-cell>
        </table:table-row>
        <table:table-row>
          <table:covered-table-cell/>
          <table:table-cell table:style-name="Tabla9.A2" office:value-type="string">
            <text:p text:style-name="P40">init='k-means++', max_iter=300, n_clusters=9, n_init=10</text:p>
          </table:table-cell>
          <table:table-cell table:style-name="Tabla9.A2" office:value-type="string">
            <text:p text:style-name="P40">394,3508688039983</text:p>
          </table:table-cell>
          <table:table-cell table:style-name="Tabla9.D2" office:value-type="string">
            <text:p text:style-name="P40">0,016176649643825165</text:p>
          </table:table-cell>
        </table:table-row>
        <table:table-row>
          <table:covered-table-cell/>
          <table:table-cell table:style-name="Tabla9.A2" office:value-type="string">
            <text:p text:style-name="P40">init='k-means++', max_iter=500, n_clusters=7, n_init=14</text:p>
          </table:table-cell>
          <table:table-cell table:style-name="Tabla9.A2" office:value-type="string">
            <text:p text:style-name="P40">379,9772898529991</text:p>
          </table:table-cell>
          <table:table-cell table:style-name="Tabla9.D2" office:value-type="string">
            <text:p text:style-name="P86">0,010465788648383096</text:p>
          </table:table-cell>
        </table:table-row>
        <table:table-row>
          <table:covered-table-cell/>
          <table:table-cell table:style-name="Tabla9.A2" office:value-type="string">
            <text:p text:style-name="P40"/>
          </table:table-cell>
          <table:table-cell table:style-name="Tabla9.A2" office:value-type="string">
            <text:p text:style-name="P40"/>
          </table:table-cell>
          <table:table-cell table:style-name="Tabla9.D2" office:value-type="string">
            <text:p text:style-name="P40"/>
          </table:table-cell>
        </table:table-row>
        <table:table-row>
          <table:covered-table-cell/>
          <table:table-cell table:style-name="Tabla9.A2" office:value-type="string">
            <text:p text:style-name="P40"/>
          </table:table-cell>
          <table:table-cell table:style-name="Tabla9.A2" office:value-type="string">
            <text:p text:style-name="P40"/>
          </table:table-cell>
          <table:table-cell table:style-name="Tabla9.D2" office:value-type="string">
            <text:p text:style-name="P40"/>
          </table:table-cell>
        </table:table-row>
        <table:table-row>
          <table:covered-table-cell/>
          <table:table-cell table:style-name="Tabla9.B7" office:value-type="string">
            <text:p text:style-name="P44"/>
          </table:table-cell>
          <table:table-cell table:style-name="Tabla9.C7" table:formula="ooow:sum&lt;C2:C6&gt;/5" office:value-type="float" office:value="229.410238145599">
            <text:p text:style-name="P76">229,41</text:p>
          </table:table-cell>
          <table:table-cell table:style-name="Tabla9.D7" table:formula="ooow:sum&lt;D2:D6&gt;/5" office:value-type="float" office:value="0.0089981169734934">
            <text:p text:style-name="P76">0,01</text:p>
          </table:table-cell>
        </table:table-row>
      </table:table>
      <text:p text:style-name="P30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89"><text:s/><text:span text:style-name="T2">D</text:span>ata</text:p>
          </table:table-cell>
          <table:table-cell table:style-name="Tabla7.A1" office:value-type="string">
            <text:p text:style-name="P89">M<text:span text:style-name="T13">odelo usado</text:span></text:p>
          </table:table-cell>
          <table:table-cell table:style-name="Tabla7.A1" office:value-type="string">
            <text:p text:style-name="P95">Time </text:p>
          </table:table-cell>
          <table:table-cell table:style-name="Tabla7.D1" office:value-type="string">
            <text:p text:style-name="P101"><text:span text:style-name="T6">S</text:span>ilhouette_score</text:p>
          </table:table-cell>
        </table:table-row>
        <table:table-row>
          <table:table-cell table:style-name="Tabla7.A2" table:number-rows-spanned="10" office:value-type="string">
            <text:p text:style-name="P49"/>
            <text:h text:style-name="P105" text:outline-level="1"/>
            <text:h text:style-name="P105" text:outline-level="1">Agglomerative</text:h>
            <text:p text:style-name="P60">2<text:span text:style-name="T12">5</text:span>0</text:p>
            <text:p text:style-name="P66"><text:soft-page-break/>Data</text:p>
            <text:p text:style-name="P66">Escalada <text:s/></text:p>
          </table:table-cell>
          <table:table-cell table:style-name="Tabla7.A2" table:number-rows-spanned="5" office:value-type="string">
            <text:p text:style-name="P37"/>
            <text:p text:style-name="P37">'affinity': 'euclidean',</text:p>
            <text:p text:style-name="P37">'n_clusters': 11</text:p>
          </table:table-cell>
          <table:table-cell table:style-name="Tabla7.A2" office:value-type="string">
            <text:p text:style-name="P35">198,12390183200114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5">187,593359419001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5">230,19540768499974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5">235,56262140099898</text:p>
          </table:table-cell>
          <table:table-cell table:style-name="Tabla7.D2" office:value-type="string">
            <text:p text:style-name="P35">0,007872783849210897</text:p>
          </table:table-cell>
        </table:table-row>
        <table:table-row>
          <table:covered-table-cell/>
          <table:covered-table-cell/>
          <table:table-cell table:style-name="Tabla7.C6" table:formula="ooow:sum&lt;C2:C5&gt;/4" office:value-type="float" office:value="212.86882258425">
            <text:p text:style-name="P79">212,87</text:p>
          </table:table-cell>
          <table:table-cell table:style-name="Tabla7.D6" table:formula="ooow:sum&lt;D2:D5&gt;/4" office:value-type="float" office:value="0.007872783849211">
            <text:p text:style-name="P79">0,01</text:p>
          </table:table-cell>
        </table:table-row>
        <table:table-row>
          <table:covered-table-cell/>
          <table:table-cell table:style-name="Tabla7.A2" table:number-rows-spanned="5" office:value-type="string">
            <text:p text:style-name="P38"/>
            <text:p text:style-name="P38"/>
            <text:p text:style-name="P38">'affinity': 'euclidean', </text:p>
            <text:p text:style-name="P38"><text:s/>'n_clusters': 2</text:p>
          </table:table-cell>
          <table:table-cell table:style-name="Tabla7.A2" office:value-type="string">
            <text:p text:style-name="P36">231,16709316699962</text:p>
          </table:table-cell>
          <table:table-cell table:style-name="Tabla7.D2" office:value-type="string">
            <text:p text:style-name="P36">0,017550117721142212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6">235,57860549200086</text:p>
          </table:table-cell>
          <table:table-cell table:style-name="Tabla7.D2" office:value-type="string">
            <text:p text:style-name="P36">0,017550117721142212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6">230,45469530000082</text:p>
          </table:table-cell>
          <table:table-cell table:style-name="Tabla7.D2" office:value-type="string">
            <text:p text:style-name="P36">0,017550117721142212</text:p>
          </table:table-cell>
        </table:table-row>
        <table:table-row>
          <table:covered-table-cell/>
          <table:covered-table-cell/>
          <table:table-cell table:style-name="Tabla7.A2" office:value-type="string">
            <text:p text:style-name="P36">516,7494680339987</text:p>
          </table:table-cell>
          <table:table-cell table:style-name="Tabla7.D2" office:value-type="string">
            <text:p text:style-name="P36">0,03305255423574464</text:p>
          </table:table-cell>
        </table:table-row>
        <table:table-row>
          <table:covered-table-cell/>
          <table:covered-table-cell/>
          <table:table-cell table:style-name="Tabla7.C6" table:formula="ooow:sum&lt;C7:C10&gt;/4" office:value-type="float" office:value="356.704671144313">
            <text:p text:style-name="P84">356,7</text:p>
          </table:table-cell>
          <table:table-cell table:style-name="Tabla7.D6" table:formula="ooow:sum&lt;D7:D10&gt;/4" office:value-type="float" office:value="0.0233939228120955">
            <text:p text:style-name="P84">0,02</text:p>
          </table:table-cell>
        </table:table-row>
      </table:table>
      <text:p text:style-name="P27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1T09:46:44.741692713</meta:creation-date>
    <dc:date>2020-02-04T16:44:47.108736173</dc:date>
    <meta:editing-duration>PT18H44S</meta:editing-duration>
    <meta:editing-cycles>15</meta:editing-cycles>
    <meta:generator>LibreOffice/6.0.7.3$Linux_X86_64 LibreOffice_project/00m0$Build-3</meta:generator>
    <meta:document-statistic meta:table-count="9" meta:image-count="0" meta:object-count="0" meta:page-count="4" meta:paragraph-count="248" meta:word-count="494" meta:character-count="5399" meta:non-whitespace-character-count="5115"/>
  </office:meta>
</office:document-meta>
</file>